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1-05-02" calcext:value-type="date">
            <text:p>2021-05-02</text:p>
          </table:table-cell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ce30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7"/>
          <table:table-cell table:style-name="ce29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Gruppe</text:p>
          </table:table-cell>
          <table:table-cell table:style-name="ce21" office:value-type="string" calcext:value-type="string">
            <text:p>Sammelfach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8"/>
        </table:table-row>
        <table:table-row table:style-name="ro1">
          <table:table-cell table:style-name="ce22" table:number-columns-repeated="2"/>
          <table:table-cell table:style-name="ce3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3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4" table:number-columns-repeated="2"/>
          <table:table-cell table:style-name="ce6"/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Ku.n</text:p>
          </table:table-cell>
          <table:table-cell office:value-type="string" calcext:value-type="string">
            <text:p>Kunst | Hj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.n</text:p>
          </table:table-cell>
          <table:table-cell office:value-type="string" calcext:value-type="string">
            <text:p>Musik | Hj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.n</text:p>
          </table:table-cell>
          <table:table-cell office:value-type="string" calcext:value-type="string">
            <text:p>Sport | Hj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.00.0000</text:date>, <text:time style:data-style-name="N2" text:time-value="05:44:27.599130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22T05:47:10.810057556</dc:date>
    <meta:editing-duration>PT8H2M42S</meta:editing-duration>
    <meta:editing-cycles>68</meta:editing-cycles>
    <meta:generator>LibreOffice/7.1.2.2$Linux_X86_64 LibreOffice_project/8a45595d069ef5570103caea1b71cc9d82b2aae4</meta:generator>
    <meta:document-statistic meta:table-count="1" meta:cell-count="69" meta:object-count="0"/>
  </office:meta>
</office:document-meta>
</file>